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70.64pt"/>
    </style:style>
    <style:style style:name="co9" style:family="table-column">
      <style:table-column-properties fo:break-before="auto" style:column-width="76.14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178.81pt"/>
    </style:style>
    <style:style style:name="co18" style:family="table-column">
      <style:table-column-properties fo:break-before="auto" style:column-width="118.46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69.9pt"/>
    </style:style>
    <style:style style:name="co21" style:family="table-column">
      <style:table-column-properties fo:break-before="auto" style:column-width="83.2pt"/>
    </style:style>
    <style:style style:name="co23" style:family="table-column">
      <style:table-column-properties fo:break-before="auto" style:column-width="195.25pt"/>
    </style:style>
    <style:style style:name="co24" style:family="table-column">
      <style:table-column-properties fo:break-before="auto" style:column-width="112.2pt"/>
    </style:style>
    <style:style style:name="co25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6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/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3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ffff"/>
    </style:style>
    <style:style style:name="ce87" style:family="table-cell" style:parent-style-name="Default">
      <style:table-cell-properties fo:background-color="#ffff00"/>
    </style:style>
    <style:style style:name="ce88" style:family="table-cell" style:parent-style-name="Default">
      <style:table-cell-properties fo:background-color="#ff0000"/>
    </style:style>
    <style:style style:name="ce89" style:family="table-cell" style:parent-style-name="Default">
      <style:table-cell-properties fo:background-color="#66ffff"/>
    </style:style>
    <style:style style:name="ce90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95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96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97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ackground-color="#ff3333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2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2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31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3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13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35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136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13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1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2"/>
    <style:style style:name="ce14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84" office:value-type="string" calcext:value-type="string">
            <text:p>Complexses Power Snatch &amp; Drop Snatch</text:p>
          </table:table-cell>
          <table:table-cell table:style-name="ce77" office:value-type="string" calcext:value-type="string">
            <text:p>Complex x3 Clean x3</text:p>
          </table:table-cell>
          <table:table-cell table:style-name="ce85" office:value-type="string" calcext:value-type="string">
            <text:p>Complexses Clean &amp; Push Press</text:p>
          </table:table-cell>
          <table:table-cell table:style-name="ce77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77" office:value-type="string" calcext:value-type="string">
            <text:p>Include</text:p>
          </table:table-cell>
          <table:table-cell table:style-name="ce77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77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77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77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77"/>
          <table:table-cell table:style-name="ce90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7"/>
          <table:table-cell table:style-name="ce77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7"/>
          <table:table-cell table:style-name="ce77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87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9" office:value-type="string" calcext:value-type="string">
            <text:p>Intensity</text:p>
          </table:table-cell>
          <table:table-cell table:style-name="ce81" office:value-type="string" calcext:value-type="string">
            <text:p>Reps</text:p>
          </table:table-cell>
          <table:table-cell table:style-name="ce79" office:value-type="string" calcext:value-type="string">
            <text:p>Relative Intensity</text:p>
          </table:table-cell>
          <table:table-cell table:style-name="ce77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6" office:value-type="float" office:value="0.7" calcext:value-type="float">
            <text:p>0.7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F29]/['1Rm Tables'.$B$35]" office:value-type="float" office:value="0.777777777777778" calcext:value-type="float">
            <text:p>0.777777777777778</text:p>
          </table:table-cell>
          <table:table-cell table:style-name="ce91"/>
          <table:table-cell table:style-name="ce86"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86" table:formula="of:=[.H30]*['1Rm Tables'.$B$35]" office:value-type="float" office:value="0.718" calcext:value-type="float">
            <text:p>0.718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H29]+0.02" office:value-type="float" office:value="0.797777777777778" calcext:value-type="float">
            <text:p>0.797777777777778</text:p>
          </table:table-cell>
          <table:table-cell table:style-name="ce91"/>
          <table:table-cell table:style-name="ce86"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86" table:formula="of:=[.H31]*['1Rm Tables'.$B$35]" office:value-type="float" office:value="0.736" calcext:value-type="float">
            <text:p>0.736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H30]+0.02" office:value-type="float" office:value="0.817777777777778" calcext:value-type="float">
            <text:p>0.817777777777778</text:p>
          </table:table-cell>
          <table:table-cell table:style-name="ce91"/>
          <table:table-cell table:style-name="ce86"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87" table:formula="of:=[.H32]*['1Rm Tables'.$B$35]" office:value-type="float" office:value="0.754" calcext:value-type="float">
            <text:p>0.754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31]+0.02" office:value-type="float" office:value="0.837777777777778" calcext:value-type="float">
            <text:p>0.837777777777778</text:p>
          </table:table-cell>
          <table:table-cell table:style-name="ce91"/>
          <table:table-cell table:style-name="ce87"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87" table:formula="of:=[.H33]*['1Rm Tables'.$B$35]" office:value-type="float" office:value="0.772" calcext:value-type="float">
            <text:p>0.772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32]+0.02" office:value-type="float" office:value="0.857777777777778" calcext:value-type="float">
            <text:p>0.857777777777778</text:p>
          </table:table-cell>
          <table:table-cell table:style-name="ce91"/>
          <table:table-cell table:style-name="ce87"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87" table:formula="of:=[.H34]*['1Rm Tables'.$B$35]" office:value-type="float" office:value="0.79" calcext:value-type="float">
            <text:p>0.79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33]+0.02" office:value-type="float" office:value="0.877777777777778" calcext:value-type="float">
            <text:p>0.877777777777778</text:p>
          </table:table-cell>
          <table:table-cell table:style-name="ce91"/>
          <table:table-cell table:style-name="ce87"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88" table:formula="of:=[.H35]*['1Rm Tables'.$B$35]" office:value-type="float" office:value="0.808" calcext:value-type="float">
            <text:p>0.808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34]+0.02" office:value-type="float" office:value="0.897777777777778" calcext:value-type="float">
            <text:p>0.897777777777778</text:p>
          </table:table-cell>
          <table:table-cell table:style-name="ce91"/>
          <table:table-cell table:style-name="ce88"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88" table:formula="of:=[.H36]*['1Rm Tables'.$B$35]" office:value-type="float" office:value="0.826" calcext:value-type="float">
            <text:p>0.826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35]+0.02" office:value-type="float" office:value="0.917777777777778" calcext:value-type="float">
            <text:p>0.917777777777778</text:p>
          </table:table-cell>
          <table:table-cell table:style-name="ce91"/>
          <table:table-cell table:style-name="ce88"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88" table:formula="of:=[.H37]*['1Rm Tables'.$B$35]" office:value-type="float" office:value="0.844" calcext:value-type="float">
            <text:p>0.844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36]+0.02" office:value-type="float" office:value="0.937777777777778" calcext:value-type="float">
            <text:p>0.937777777777778</text:p>
          </table:table-cell>
          <table:table-cell table:style-name="ce91"/>
          <table:table-cell table:style-name="ce88"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 table:style-name="ce91"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table:style-name="ce86" office:value-type="float" office:value="0.7" calcext:value-type="float">
            <text:p>0.7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F41]/['1Rm Tables'.B35]" office:value-type="float" office:value="0.777777777777778" calcext:value-type="float">
            <text:p>0.777777777777778</text:p>
          </table:table-cell>
          <table:table-cell table:style-name="ce86"/>
          <table:table-cell table:style-name="ce86" table:formula="of:=[.F41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5"/>
          <table:table-cell table:style-name="ce86" table:formula="of:=[.H42]*['1Rm Tables'.$B$35]" office:value-type="float" office:value="0.718" calcext:value-type="float">
            <text:p>0.718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H41]+0.02" office:value-type="float" office:value="0.797777777777778" calcext:value-type="float">
            <text:p>0.797777777777778</text:p>
          </table:table-cell>
          <table:table-cell table:style-name="ce86"/>
          <table:table-cell table:style-name="ce86" table:formula="of:=[.F42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5"/>
          <table:table-cell table:style-name="ce86" table:formula="of:=[.H43]*['1Rm Tables'.$B$35]" office:value-type="float" office:value="0.736" calcext:value-type="float">
            <text:p>0.736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H42]+0.02" office:value-type="float" office:value="0.817777777777778" calcext:value-type="float">
            <text:p>0.817777777777778</text:p>
          </table:table-cell>
          <table:table-cell table:style-name="ce86"/>
          <table:table-cell table:style-name="ce86" table:formula="of:=[.F43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5"/>
          <table:table-cell table:style-name="ce87" table:formula="of:=[.H44]*['1Rm Tables'.$B$35]" office:value-type="float" office:value="0.754" calcext:value-type="float">
            <text:p>0.754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43]+0.02" office:value-type="float" office:value="0.837777777777778" calcext:value-type="float">
            <text:p>0.837777777777778</text:p>
          </table:table-cell>
          <table:table-cell table:style-name="ce87"/>
          <table:table-cell table:style-name="ce87" table:formula="of:=[.F44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5"/>
          <table:table-cell table:style-name="ce87" table:formula="of:=[.H45]*['1Rm Tables'.$B$35]" office:value-type="float" office:value="0.772" calcext:value-type="float">
            <text:p>0.772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44]+0.02" office:value-type="float" office:value="0.857777777777778" calcext:value-type="float">
            <text:p>0.857777777777778</text:p>
          </table:table-cell>
          <table:table-cell table:style-name="ce87"/>
          <table:table-cell table:style-name="ce87" table:formula="of:=[.F45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5"/>
          <table:table-cell table:style-name="ce87" table:formula="of:=[.H46]*['1Rm Tables'.$B$35]" office:value-type="float" office:value="0.79" calcext:value-type="float">
            <text:p>0.79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45]+0.02" office:value-type="float" office:value="0.877777777777778" calcext:value-type="float">
            <text:p>0.877777777777778</text:p>
          </table:table-cell>
          <table:table-cell table:style-name="ce87"/>
          <table:table-cell table:style-name="ce87" table:formula="of:=[.F46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5"/>
          <table:table-cell table:style-name="ce88" table:formula="of:=[.H47]*['1Rm Tables'.$B$35]" office:value-type="float" office:value="0.808" calcext:value-type="float">
            <text:p>0.808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46]+0.02" office:value-type="float" office:value="0.897777777777778" calcext:value-type="float">
            <text:p>0.897777777777778</text:p>
          </table:table-cell>
          <table:table-cell table:style-name="ce88"/>
          <table:table-cell table:style-name="ce88" table:formula="of:=[.F47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5"/>
          <table:table-cell table:style-name="ce88" table:formula="of:=[.H48]*['1Rm Tables'.$B$35]" office:value-type="float" office:value="0.826" calcext:value-type="float">
            <text:p>0.826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47]+0.02" office:value-type="float" office:value="0.917777777777778" calcext:value-type="float">
            <text:p>0.917777777777778</text:p>
          </table:table-cell>
          <table:table-cell table:style-name="ce88"/>
          <table:table-cell table:style-name="ce88" table:formula="of:=[.F48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5"/>
          <table:table-cell table:style-name="ce88" table:formula="of:=[.H49]*['1Rm Tables'.$B$35]" office:value-type="float" office:value="0.844" calcext:value-type="float">
            <text:p>0.844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48]+0.02" office:value-type="float" office:value="0.937777777777778" calcext:value-type="float">
            <text:p>0.937777777777778</text:p>
          </table:table-cell>
          <table:table-cell table:style-name="ce88"/>
          <table:table-cell table:style-name="ce88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style-name="ce91" table:formula="of:=[.F50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6" office:value-type="float" office:value="0.6" calcext:value-type="float">
            <text:p>0.6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formula="of:=[.F52]/['1Rm Tables'.$B$34]" office:value-type="float" office:value="0.645161290322581" calcext:value-type="float">
            <text:p>0.645161290322581</text:p>
          </table:table-cell>
          <table:table-cell table:style-name="ce86"/>
          <table:table-cell table:style-name="ce86"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86" table:formula="of:=[.H53]*['1Rm Tables'.$B$34]" office:value-type="float" office:value="0.6186" calcext:value-type="float">
            <text:p>0.6186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formula="of:=[.H52]+0.02" office:value-type="float" office:value="0.665161290322581" calcext:value-type="float">
            <text:p>0.665161290322581</text:p>
          </table:table-cell>
          <table:table-cell table:style-name="ce86"/>
          <table:table-cell table:style-name="ce86"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style-name="ce86" table:formula="of:=[.H54]*['1Rm Tables'.$B$34]" office:value-type="float" office:value="0.6372" calcext:value-type="float">
            <text:p>0.6372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formula="of:=[.H53]+0.02" office:value-type="float" office:value="0.685161290322581" calcext:value-type="float">
            <text:p>0.685161290322581</text:p>
          </table:table-cell>
          <table:table-cell table:style-name="ce86"/>
          <table:table-cell table:style-name="ce86"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style-name="ce87" table:formula="of:=[.H55]*['1Rm Tables'.$B$34]" office:value-type="float" office:value="0.6558" calcext:value-type="float">
            <text:p>0.6558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formula="of:=[.H54]+0.02" office:value-type="float" office:value="0.705161290322581" calcext:value-type="float">
            <text:p>0.705161290322581</text:p>
          </table:table-cell>
          <table:table-cell table:style-name="ce87"/>
          <table:table-cell table:style-name="ce87"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style-name="ce87" table:formula="of:=[.H56]*['1Rm Tables'.$B$34]" office:value-type="float" office:value="0.6744" calcext:value-type="float">
            <text:p>0.6744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formula="of:=[.H55]+0.02" office:value-type="float" office:value="0.725161290322581" calcext:value-type="float">
            <text:p>0.725161290322581</text:p>
          </table:table-cell>
          <table:table-cell table:style-name="ce87"/>
          <table:table-cell table:style-name="ce87"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style-name="ce87" table:formula="of:=[.H57]*['1Rm Tables'.$B$34]" office:value-type="float" office:value="0.693" calcext:value-type="float">
            <text:p>0.693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formula="of:=[.H56]+0.02" office:value-type="float" office:value="0.745161290322581" calcext:value-type="float">
            <text:p>0.745161290322581</text:p>
          </table:table-cell>
          <table:table-cell table:style-name="ce87"/>
          <table:table-cell table:style-name="ce87"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style-name="ce88" table:formula="of:=[.H58]*['1Rm Tables'.$B$34]" office:value-type="float" office:value="0.7116" calcext:value-type="float">
            <text:p>0.7116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formula="of:=[.H57]+0.02" office:value-type="float" office:value="0.765161290322581" calcext:value-type="float">
            <text:p>0.765161290322581</text:p>
          </table:table-cell>
          <table:table-cell table:style-name="ce88"/>
          <table:table-cell table:style-name="ce88"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style-name="ce88" table:formula="of:=[.H59]*['1Rm Tables'.$B$34]" office:value-type="float" office:value="0.7302" calcext:value-type="float">
            <text:p>0.7302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formula="of:=[.H58]+0.02" office:value-type="float" office:value="0.785161290322581" calcext:value-type="float">
            <text:p>0.785161290322581</text:p>
          </table:table-cell>
          <table:table-cell table:style-name="ce88"/>
          <table:table-cell table:style-name="ce88"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style-name="ce88" table:formula="of:=[.H60]*['1Rm Tables'.$B$34]" office:value-type="float" office:value="0.7488" calcext:value-type="float">
            <text:p>0.7488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formula="of:=[.H59]+0.02" office:value-type="float" office:value="0.805161290322581" calcext:value-type="float">
            <text:p>0.805161290322581</text:p>
          </table:table-cell>
          <table:table-cell table:style-name="ce88"/>
          <table:table-cell table:style-name="ce88"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9" office:value-type="float" office:value="0.7" calcext:value-type="float">
            <text:p>0.7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.777777777777778" calcext:value-type="float">
            <text:p>0.777777777777778</text:p>
          </table:table-cell>
          <table:table-cell table:style-name="ce89"/>
          <table:table-cell table:style-name="ce89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89" office:value-type="float" office:value="0.718" calcext:value-type="float">
            <text:p>0.718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.797777777777778" calcext:value-type="float">
            <text:p>0.797777777777778</text:p>
          </table:table-cell>
          <table:table-cell table:style-name="ce89"/>
          <table:table-cell table:style-name="ce89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89" office:value-type="float" office:value="0.736" calcext:value-type="float">
            <text:p>0.736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.817777777777778" calcext:value-type="float">
            <text:p>0.817777777777778</text:p>
          </table:table-cell>
          <table:table-cell table:style-name="ce89"/>
          <table:table-cell table:style-name="ce89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87" office:value-type="float" office:value="0.754" calcext:value-type="float">
            <text:p>0.75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.837777777777778" calcext:value-type="float">
            <text:p>0.837777777777778</text:p>
          </table:table-cell>
          <table:table-cell table:style-name="ce87"/>
          <table:table-cell table:style-name="ce87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87" office:value-type="float" office:value="0.772" calcext:value-type="float">
            <text:p>0.77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.857777777777778" calcext:value-type="float">
            <text:p>0.857777777777778</text:p>
          </table:table-cell>
          <table:table-cell table:style-name="ce87"/>
          <table:table-cell table:style-name="ce87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87" office:value-type="float" office:value="0.79" calcext:value-type="float">
            <text:p>0.7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.877777777777778" calcext:value-type="float">
            <text:p>0.877777777777778</text:p>
          </table:table-cell>
          <table:table-cell table:style-name="ce87"/>
          <table:table-cell table:style-name="ce87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88" office:value-type="float" office:value="0.808" calcext:value-type="float">
            <text:p>0.80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.897777777777778" calcext:value-type="float">
            <text:p>0.897777777777778</text:p>
          </table:table-cell>
          <table:table-cell table:style-name="ce88"/>
          <table:table-cell table:style-name="ce88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88" office:value-type="float" office:value="0.826" calcext:value-type="float">
            <text:p>0.82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.917777777777778" calcext:value-type="float">
            <text:p>0.917777777777778</text:p>
          </table:table-cell>
          <table:table-cell table:style-name="ce88"/>
          <table:table-cell table:style-name="ce88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88" office:value-type="float" office:value="0.844" calcext:value-type="float">
            <text:p>0.844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.937777777777778" calcext:value-type="float">
            <text:p>0.937777777777778</text:p>
          </table:table-cell>
          <table:table-cell table:style-name="ce88"/>
          <table:table-cell table:style-name="ce88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4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9"/>
          <table:table-cell table:style-name="ce43"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 + 3x3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Snatch Complex x5</text:p>
          </table:table-cell>
          <table:table-cell table:style-name="Default"/>
          <table:table-cell table:style-name="ce48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number-columns-repeated="3"/>
          <table:table-cell table:style-name="ce25"/>
          <table:table-cell table:style-name="Default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2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25"/>
          <table:table-cell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2" office:value-type="string" calcext:value-type="string">
            <text:p><text:s/>Deadlift </text:p>
          </table:table-cell>
          <table:table-cell table:style-name="ce37"/>
          <table:table-cell table:style-name="ce40" office:value-type="string" calcext:value-type="string">
            <text:p>Clean Pull</text:p>
          </table:table-cell>
          <table:table-cell/>
          <table:table-cell table:style-name="ce45" office:value-type="string" calcext:value-type="string">
            <text:p>SLDL</text:p>
          </table:table-cell>
          <table:table-cell table:style-name="ce48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 table:number-columns-repeated="2"/>
          <table:table-cell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style-name="ce31" office:value-type="string" calcext:value-type="string">
            <text:p>75-90</text:p>
          </table:table-cell>
          <table:table-cell table:style-name="ce25"/>
          <table:table-cell table:style-name="ce25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8" office:value-type="string" calcext:value-type="string">
            <text:p>Backsquat </text:p>
          </table:table-cell>
          <table:table-cell table:style-name="ce41" office:value-type="string" calcext:value-type="string">
            <text:p>Deficit Deadlift</text:p>
          </table:table-cell>
          <table:table-cell table:style-name="ce19" office:value-type="string" calcext:value-type="string">
            <text:p>Paused Backsquat</text:p>
          </table:table-cell>
          <table:table-cell table:style-name="ce46" office:value-type="string" calcext:value-type="string">
            <text:p>Snatch Pull</text:p>
          </table:table-cell>
          <table:table-cell table:style-name="ce49" office:value-type="string" calcext:value-type="string">
            <text:p>FS</text:p>
          </table:table-cell>
          <table:table-cell table:style-name="ce48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/>
          <table:table-cell table:style-name="ce42"/>
          <table:table-cell table:style-name="ce25" table:number-columns-repeated="2"/>
          <table:table-cell table:style-name="ce50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2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ce25" office:value-type="string" calcext:value-type="string">
            <text:p>75-90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54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7"/>
          <table:table-cell table:style-name="ce51" office:value-type="string" calcext:value-type="string">
            <text:p>Jerk</text:p>
          </table:table-cell>
          <table:table-cell table:style-name="ce48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Default"/>
          <table:table-cell table:style-name="ce25" table:number-columns-repeated="3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4"/>
          <table:table-cell table:style-name="ce27"/>
          <table:table-cell table:style-name="ce34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4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6"/>
          <table:table-cell table:style-name="ce30" table:number-columns-repeated="5"/>
          <table:table-cell table:style-name="ce52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1" table:number-columns-repeated="5"/>
          <table:table-cell table:style-name="ce50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5" table:number-columns-repeated="5"/>
          <table:table-cell table:style-name="ce53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default-cell-style-name="ce4"/>
        <table:table-column table:style-name="co18" table:default-cell-style-name="ce6"/>
        <table:table-column table:style-name="co19" table:default-cell-style-name="ce4"/>
        <table:table-column table:style-name="co20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not in prilepin because of reps per set</text:p>
          </table:table-cell>
          <table:table-cell table:style-name="ce57" table:formula="of:=[.F10]*['1Rm Tables'.$B$39]" office:value-type="float" office:value="0.6972" calcext:value-type="float">
            <text:p>0.70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9]+0.02" office:value-type="float" office:value="0.860740740740741" calcext:value-type="float">
            <text:p>0.86</text:p>
          </table:table-cell>
          <table:table-cell table:style-name="ce55" office:value-type="float" office:value="4" calcext:value-type="float">
            <text:p>4</text:p>
          </table:table-cell>
          <table:table-cell table:style-name="ce57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7" table:formula="of:=[.F10]*[.G10]" office:value-type="float" office:value="3.44296296296296" calcext:value-type="float">
            <text:p>3.44</text:p>
          </table:table-cell>
          <table:table-cell table:style-name="ce55" table:formula="of:=[.E10]*[.G10]" office:value-type="float" office:value="32" calcext:value-type="float">
            <text:p>32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1]*['1Rm Tables'.$B$39]" office:value-type="float" office:value="0.7134" calcext:value-type="float">
            <text:p>0.71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0]+0.02" office:value-type="float" office:value="0.880740740740741" calcext:value-type="float">
            <text:p>0.88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7" table:formula="of:=[.F11]*[.G11]" office:value-type="float" office:value="2.64222222222222" calcext:value-type="float">
            <text:p>2.64</text:p>
          </table:table-cell>
          <table:table-cell table:style-name="ce55" table:formula="of:=[.E11]*[.G11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2]*['1Rm Tables'.$B$39]" office:value-type="float" office:value="0.7296" calcext:value-type="float">
            <text:p>0.73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1]+0.02" office:value-type="float" office:value="0.900740740740741" calcext:value-type="float">
            <text:p>0.90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7" table:formula="of:=[.F12]*[.G12]" office:value-type="float" office:value="2.70222222222222" calcext:value-type="float">
            <text:p>2.70</text:p>
          </table:table-cell>
          <table:table-cell table:style-name="ce55" table:formula="of:=[.E12]*[.G12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3]*['1Rm Tables'.$B$39]" office:value-type="float" office:value="0.7458" calcext:value-type="float">
            <text:p>0.75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2]+0.02" office:value-type="float" office:value="0.920740740740741" calcext:value-type="float">
            <text:p>0.92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7" table:formula="of:=[.F13]*[.G13]" office:value-type="float" office:value="2.76222222222222" calcext:value-type="float">
            <text:p>2.76</text:p>
          </table:table-cell>
          <table:table-cell table:style-name="ce55" table:formula="of:=[.E13]*[.G13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63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not in prilepin because of reps per set</text:p>
          </table:table-cell>
          <table:table-cell table:style-name="ce58" table:formula="of:=[.F26]*['1Rm Tables'.$B$38]" office:value-type="float" office:value="0.6996" calcext:value-type="float">
            <text:p>0.7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5]+0.02" office:value-type="float" office:value="0.84289156626506" calcext:value-type="float">
            <text:p>0.8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8" table:formula="of:=[.F26]*[.G26]" office:value-type="float" office:value="2.52867469879518" calcext:value-type="float">
            <text:p>2.53</text:p>
          </table:table-cell>
          <table:table-cell table:style-name="ce56" table:formula="of:=[.E26]*[.G26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7]*['1Rm Tables'.$B$38]" office:value-type="float" office:value="0.7162" calcext:value-type="float">
            <text:p>0.72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6]+0.02" office:value-type="float" office:value="0.86289156626506" calcext:value-type="float">
            <text:p>0.8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8" table:formula="of:=[.F27]*[.G27]" office:value-type="float" office:value="2.58867469879518" calcext:value-type="float">
            <text:p>2.59</text:p>
          </table:table-cell>
          <table:table-cell table:style-name="ce56" table:formula="of:=[.E27]*[.G27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8]*['1Rm Tables'.$B$38]" office:value-type="float" office:value="0.7328" calcext:value-type="float">
            <text:p>0.73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7]+0.02" office:value-type="float" office:value="0.88289156626506" calcext:value-type="float">
            <text:p>0.8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8" table:formula="of:=[.F28]*[.G28]" office:value-type="float" office:value="2.64867469879518" calcext:value-type="float">
            <text:p>2.65</text:p>
          </table:table-cell>
          <table:table-cell table:style-name="ce56" table:formula="of:=[.E28]*[.G28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9]*['1Rm Tables'.$B$38]" office:value-type="float" office:value="0.7494" calcext:value-type="float">
            <text:p>0.75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8]+0.02" office:value-type="float" office:value="0.90289156626506" calcext:value-type="float">
            <text:p>0.9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8" table:formula="of:=[.F29]*[.G29]" office:value-type="float" office:value="2.70867469879518" calcext:value-type="float">
            <text:p>2.71</text:p>
          </table:table-cell>
          <table:table-cell table:style-name="ce56" table:formula="of:=[.E29]*[.G29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0]*['1Rm Tables'.$B$38]" office:value-type="float" office:value="0.766" calcext:value-type="float">
            <text:p>0.77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9]+0.02" office:value-type="float" office:value="0.92289156626506" calcext:value-type="float">
            <text:p>0.92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8" table:formula="of:=[.F30]*[.G30]" office:value-type="float" office:value="2.76867469879518" calcext:value-type="float">
            <text:p>2.77</text:p>
          </table:table-cell>
          <table:table-cell table:style-name="ce56" table:formula="of:=[.E30]*[.G30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1]*['1Rm Tables'.$B$38]" office:value-type="float" office:value="0.7826" calcext:value-type="float">
            <text:p>0.78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0]+0.02" office:value-type="float" office:value="0.94289156626506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8" table:formula="of:=[.F31]*[.G31]" office:value-type="float" office:value="2.82867469879518" calcext:value-type="float">
            <text:p>2.83</text:p>
          </table:table-cell>
          <table:table-cell table:style-name="ce56" table:formula="of:=[.E31]*[.G31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2]*['1Rm Tables'.$B$38]" office:value-type="float" office:value="0.7992" calcext:value-type="float">
            <text:p>0.8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1]+0.02" office:value-type="float" office:value="0.96289156626506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8" table:formula="of:=[.F32]*[.G32]" office:value-type="float" office:value="1.92578313253012" calcext:value-type="float">
            <text:p>1.93</text:p>
          </table:table-cell>
          <table:table-cell table:style-name="ce45" table:formula="of:=[.E32]*[.G32]" office:value-type="float" office:value="14" calcext:value-type="float">
            <text:p>1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6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6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6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6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6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6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1]*['1Rm Tables'.$B$37]" office:value-type="float" office:value="0.8236" calcext:value-type="float">
            <text:p>0.82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0]+0.02" office:value-type="float" office:value="0.957674418604652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8" table:formula="of:=[.F51]*[.G51]" office:value-type="float" office:value="1.9153488372093" calcext:value-type="float">
            <text:p>1.92</text:p>
          </table:table-cell>
          <table:table-cell table:style-name="ce45" table:formula="of:=[.E51]*[.G51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2]*['1Rm Tables'.$B$37]" office:value-type="float" office:value="0.8408" calcext:value-type="float">
            <text:p>0.84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1]+0.02" office:value-type="float" office:value="0.977674418604651" calcext:value-type="float">
            <text:p>0.98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8" table:formula="of:=[.F52]*[.G52]" office:value-type="float" office:value="1.9553488372093" calcext:value-type="float">
            <text:p>1.96</text:p>
          </table:table-cell>
          <table:table-cell table:style-name="ce45" table:formula="of:=[.E52]*[.G52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3]*['1Rm Tables'.$B$37]" office:value-type="float" office:value="0.858" calcext:value-type="float">
            <text:p>0.86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2]+0.02" office:value-type="float" office:value="0.997674418604652" calcext:value-type="float">
            <text:p>1.00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8" table:formula="of:=[.F53]*[.G53]" office:value-type="float" office:value="1.9953488372093" calcext:value-type="float">
            <text:p>2.00</text:p>
          </table:table-cell>
          <table:table-cell table:style-name="ce45" table:formula="of:=[.E53]*[.G53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4]*['1Rm Tables'.$B$37]" office:value-type="float" office:value="0.8752" calcext:value-type="float">
            <text:p>0.88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3]+0.02" office:value-type="float" office:value="1.01767441860465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8" table:formula="of:=[.F54]*[.G54]" office:value-type="float" office:value="2.0353488372093" calcext:value-type="float">
            <text:p>2.04</text:p>
          </table:table-cell>
          <table:table-cell table:style-name="ce45" table:formula="of:=[.E54]*[.G54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5]*['1Rm Tables'.$B$37]" office:value-type="float" office:value="0.8924" calcext:value-type="float">
            <text:p>0.89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4]+0.02" office:value-type="float" office:value="1.03767441860465" calcext:value-type="float">
            <text:p>1.04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8" table:formula="of:=[.F55]*[.G55]" office:value-type="float" office:value="2.0753488372093" calcext:value-type="float">
            <text:p>2.08</text:p>
          </table:table-cell>
          <table:table-cell table:style-name="ce45" table:formula="of:=[.E55]*[.G55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6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6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6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6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6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6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6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6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6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6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6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6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6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7]*['1Rm Tables'.$B$36]" office:value-type="float" office:value="0.8288" calcext:value-type="float">
            <text:p>0.83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6]+0.02" office:value-type="float" office:value="0.941818181818182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8" table:formula="of:=[.F77]*[.G77]" office:value-type="float" office:value="2.82545454545455" calcext:value-type="float">
            <text:p>2.83</text:p>
          </table:table-cell>
          <table:table-cell table:style-name="ce56" table:formula="of:=[.E77]*[.G77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8]*['1Rm Tables'.$B$36]" office:value-type="float" office:value="0.8464" calcext:value-type="float">
            <text:p>0.85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7]+0.02" office:value-type="float" office:value="0.961818181818182" calcext:value-type="float">
            <text:p>0.9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8" table:formula="of:=[.F78]*[.G78]" office:value-type="float" office:value="2.88545454545455" calcext:value-type="float">
            <text:p>2.89</text:p>
          </table:table-cell>
          <table:table-cell table:style-name="ce56" table:formula="of:=[.E78]*[.G78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9]*['1Rm Tables'.$B$36]" office:value-type="float" office:value="0.864" calcext:value-type="float">
            <text:p>0.86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8]+0.02" office:value-type="float" office:value="0.981818181818182" calcext:value-type="float">
            <text:p>0.9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8" table:formula="of:=[.F79]*[.G79]" office:value-type="float" office:value="2.94545454545455" calcext:value-type="float">
            <text:p>2.95</text:p>
          </table:table-cell>
          <table:table-cell table:style-name="ce56" table:formula="of:=[.E79]*[.G79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0]*['1Rm Tables'.$B$36]" office:value-type="float" office:value="0.8816" calcext:value-type="float">
            <text:p>0.88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9]+0.02" office:value-type="float" office:value="1.00181818181818" calcext:value-type="float">
            <text:p>1.0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8" table:formula="of:=[.F80]*[.G80]" office:value-type="float" office:value="3.00545454545455" calcext:value-type="float">
            <text:p>3.01</text:p>
          </table:table-cell>
          <table:table-cell table:style-name="ce56" table:formula="of:=[.E80]*[.G80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1]*['1Rm Tables'.$B$36]" office:value-type="float" office:value="0.8992" calcext:value-type="float">
            <text:p>0.90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80]+0.02" office:value-type="float" office:value="1.02181818181818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8" table:formula="of:=[.F81]*[.G81]" office:value-type="float" office:value="2.04363636363636" calcext:value-type="float">
            <text:p>2.04</text:p>
          </table:table-cell>
          <table:table-cell table:style-name="ce45" table:formula="of:=[.E81]*[.G81]" office:value-type="float" office:value="10" calcext:value-type="float">
            <text:p>10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6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6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6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6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6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6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2]*['1Rm Tables'.$B$35]" office:value-type="float" office:value="0.816" calcext:value-type="float">
            <text:p>0.82</text:p>
          </table:table-cell>
          <table:table-cell table:style-name="ce60" office:value-type="float" office:value="4" calcext:value-type="float">
            <text:p>4</text:p>
          </table:table-cell>
          <table:table-cell table:style-name="ce63" table:formula="of:=[.F101]+0.02" office:value-type="float" office:value="0.906666666666667" calcext:value-type="float">
            <text:p>0.9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2]*['1Rm Tables'.$B$9]" office:value-type="float" office:value="124.666666666667" calcext:value-type="float">
            <text:p>124.67</text:p>
          </table:table-cell>
          <table:table-cell table:style-name="ce58" table:formula="of:=[.H102]*[.E102]" office:value-type="float" office:value="498.666666666667" calcext:value-type="float">
            <text:p>498.67</text:p>
          </table:table-cell>
          <table:table-cell table:style-name="ce58" table:formula="of:=[.F102]*[.G102]" office:value-type="float" office:value="1.81333333333333" calcext:value-type="float">
            <text:p>1.81</text:p>
          </table:table-cell>
          <table:table-cell table:style-name="ce45" table:formula="of:=[.E102]*[.G102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3]*['1Rm Tables'.$B$35]" office:value-type="float" office:value="0.834" calcext:value-type="float">
            <text:p>0.83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2]+0.02" office:value-type="float" office:value="0.926666666666667" calcext:value-type="float">
            <text:p>0.93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3]*['1Rm Tables'.$B$9]" office:value-type="float" office:value="127.416666666667" calcext:value-type="float">
            <text:p>127.42</text:p>
          </table:table-cell>
          <table:table-cell table:style-name="ce58" table:formula="of:=[.H103]*[.E103]" office:value-type="float" office:value="509.666666666667" calcext:value-type="float">
            <text:p>509.67</text:p>
          </table:table-cell>
          <table:table-cell table:style-name="ce58" table:formula="of:=[.F103]*[.G103]" office:value-type="float" office:value="1.85333333333333" calcext:value-type="float">
            <text:p>1.85</text:p>
          </table:table-cell>
          <table:table-cell table:style-name="ce45" table:formula="of:=[.E103]*[.G103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4]*['1Rm Tables'.$B$35]" office:value-type="float" office:value="0.852" calcext:value-type="float">
            <text:p>0.85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3]+0.02" office:value-type="float" office:value="0.946666666666667" calcext:value-type="float">
            <text:p>0.95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4]*['1Rm Tables'.$B$9]" office:value-type="float" office:value="130.166666666667" calcext:value-type="float">
            <text:p>130.17</text:p>
          </table:table-cell>
          <table:table-cell table:style-name="ce58" table:formula="of:=[.H104]*[.E104]" office:value-type="float" office:value="520.666666666667" calcext:value-type="float">
            <text:p>520.67</text:p>
          </table:table-cell>
          <table:table-cell table:style-name="ce58" table:formula="of:=[.F104]*[.G104]" office:value-type="float" office:value="1.89333333333333" calcext:value-type="float">
            <text:p>1.89</text:p>
          </table:table-cell>
          <table:table-cell table:style-name="ce45" table:formula="of:=[.E104]*[.G104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5]*['1Rm Tables'.$B$35]" office:value-type="float" office:value="0.87" calcext:value-type="float">
            <text:p>0.87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4]+0.02" office:value-type="float" office:value="0.966666666666667" calcext:value-type="float">
            <text:p>0.9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5]*['1Rm Tables'.$B$9]" office:value-type="float" office:value="132.916666666667" calcext:value-type="float">
            <text:p>132.92</text:p>
          </table:table-cell>
          <table:table-cell table:style-name="ce58" table:formula="of:=[.H105]*[.E105]" office:value-type="float" office:value="531.666666666667" calcext:value-type="float">
            <text:p>531.67</text:p>
          </table:table-cell>
          <table:table-cell table:style-name="ce58" table:formula="of:=[.F105]*[.G105]" office:value-type="float" office:value="0.966666666666667" calcext:value-type="float">
            <text:p>0.97</text:p>
          </table:table-cell>
          <table:table-cell table:style-name="ce45" table:formula="of:=[.E105]*[.G105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6]*['1Rm Tables'.$B$35]" office:value-type="float" office:value="0.888" calcext:value-type="float">
            <text:p>0.89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5]+0.02" office:value-type="float" office:value="0.986666666666667" calcext:value-type="float">
            <text:p>0.9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6]*['1Rm Tables'.$B$9]" office:value-type="float" office:value="135.666666666667" calcext:value-type="float">
            <text:p>135.67</text:p>
          </table:table-cell>
          <table:table-cell table:style-name="ce58" table:formula="of:=[.H106]*[.E106]" office:value-type="float" office:value="542.666666666667" calcext:value-type="float">
            <text:p>542.67</text:p>
          </table:table-cell>
          <table:table-cell table:style-name="ce58" table:formula="of:=[.F106]*[.G106]" office:value-type="float" office:value="0.986666666666667" calcext:value-type="float">
            <text:p>0.99</text:p>
          </table:table-cell>
          <table:table-cell table:style-name="ce45" table:formula="of:=[.E106]*[.G106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7]*['1Rm Tables'.$B$35]" office:value-type="float" office:value="0.906" calcext:value-type="float">
            <text:p>0.9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6]+0.02" office:value-type="float" office:value="1.00666666666667" calcext:value-type="float">
            <text:p>1.0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7]*['1Rm Tables'.$B$9]" office:value-type="float" office:value="138.416666666667" calcext:value-type="float">
            <text:p>138.42</text:p>
          </table:table-cell>
          <table:table-cell table:style-name="ce58" table:formula="of:=[.H107]*[.E107]" office:value-type="float" office:value="553.666666666667" calcext:value-type="float">
            <text:p>553.67</text:p>
          </table:table-cell>
          <table:table-cell table:style-name="ce58" table:formula="of:=[.F107]*[.G107]" office:value-type="float" office:value="1.00666666666667" calcext:value-type="float">
            <text:p>1.01</text:p>
          </table:table-cell>
          <table:table-cell table:style-name="ce45" table:formula="of:=[.E107]*[.G107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8]*['1Rm Tables'.$B$35]" office:value-type="float" office:value="0.924" calcext:value-type="float">
            <text:p>0.92</text:p>
          </table:table-cell>
          <table:table-cell table:style-name="ce60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8" table:formula="of:=[.F108]*[.G108]" office:value-type="float" office:value="1.02666666666667" calcext:value-type="float">
            <text:p>1.03</text:p>
          </table:table-cell>
          <table:table-cell table:style-name="ce45" table:formula="of:=[.E108]*[.G108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9]*['1Rm Tables'.$B$35]" office:value-type="float" office:value="0.942" calcext:value-type="float">
            <text:p>0.94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8]+0.02" office:value-type="float" office:value="1.04666666666667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8" table:formula="of:=[.F109]*[.G109]" office:value-type="float" office:value="1.04666666666667" calcext:value-type="float">
            <text:p>1.05</text:p>
          </table:table-cell>
          <table:table-cell table:style-name="ce45" table:formula="of:=[.E109]*[.G109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0]*['1Rm Tables'.$B$35]" office:value-type="float" office:value="0.96" calcext:value-type="float">
            <text:p>0.96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9]+0.02" office:value-type="float" office:value="1.06666666666667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8" table:formula="of:=[.F110]*[.G110]" office:value-type="float" office:value="1.06666666666667" calcext:value-type="float">
            <text:p>1.07</text:p>
          </table:table-cell>
          <table:table-cell table:style-name="ce45" table:formula="of:=[.E110]*[.G110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1]*['1Rm Tables'.$B$35]" office:value-type="float" office:value="0.978" calcext:value-type="float">
            <text:p>0.98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0]+0.02" office:value-type="float" office:value="1.08666666666667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8" table:formula="of:=[.F111]*[.G111]" office:value-type="float" office:value="1.08666666666667" calcext:value-type="float">
            <text:p>1.09</text:p>
          </table:table-cell>
          <table:table-cell table:style-name="ce45" table:formula="of:=[.E111]*[.G111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2]*['1Rm Tables'.$B$35]" office:value-type="float" office:value="0.996" calcext:value-type="float">
            <text:p>1.00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1]+0.02" office:value-type="float" office:value="1.10666666666667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8" table:formula="of:=[.F112]*[.G112]" office:value-type="float" office:value="1.10666666666667" calcext:value-type="float">
            <text:p>1.11</text:p>
          </table:table-cell>
          <table:table-cell table:style-name="ce45" table:formula="of:=[.E112]*[.G112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3]*['1Rm Tables'.$B$35]" office:value-type="float" office:value="1.014" calcext:value-type="float">
            <text:p>1.0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2]+0.02" office:value-type="float" office:value="1.12666666666667" calcext:value-type="float">
            <text:p>1.1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8" table:formula="of:=[.F113]*[.G113]" office:value-type="float" office:value="1.12666666666667" calcext:value-type="float">
            <text:p>1.13</text:p>
          </table:table-cell>
          <table:table-cell table:style-name="ce45" table:formula="of:=[.E113]*[.G113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6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6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63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6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63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6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63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6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6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6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6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6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6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6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6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8]*['1Rm Tables'.$B$34]" office:value-type="float" office:value="0.9348" calcext:value-type="float">
            <text:p>0.9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7]+0.02" office:value-type="float" office:value="1.00516129032258" calcext:value-type="float">
            <text:p>1.0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8" table:formula="of:=[.F138]*[.G138]" office:value-type="float" office:value="2.01032258064516" calcext:value-type="float">
            <text:p>2.01</text:p>
          </table:table-cell>
          <table:table-cell table:style-name="ce45" table:formula="of:=[.E138]*[.G138]" office:value-type="float" office:value="6" calcext:value-type="float">
            <text:p>6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9]*['1Rm Tables'.$B$34]" office:value-type="float" office:value="0.9534" calcext:value-type="float">
            <text:p>0.95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8]+0.02" office:value-type="float" office:value="1.02516129032258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8" table:formula="of:=[.F139]*[.G139]" office:value-type="float" office:value="1.02516129032258" calcext:value-type="float">
            <text:p>1.03</text:p>
          </table:table-cell>
          <table:table-cell table:style-name="ce45" table:formula="of:=[.E139]*[.G139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0]*['1Rm Tables'.$B$34]" office:value-type="float" office:value="0.972" calcext:value-type="float">
            <text:p>0.97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9]+0.02" office:value-type="float" office:value="1.04516129032258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8" table:formula="of:=[.F140]*[.G140]" office:value-type="float" office:value="1.04516129032258" calcext:value-type="float">
            <text:p>1.05</text:p>
          </table:table-cell>
          <table:table-cell table:style-name="ce45" table:formula="of:=[.E140]*[.G140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1]*['1Rm Tables'.$B$34]" office:value-type="float" office:value="0.9906" calcext:value-type="float">
            <text:p>0.99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0]+0.02" office:value-type="float" office:value="1.06516129032258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8" table:formula="of:=[.F141]*[.G141]" office:value-type="float" office:value="1.06516129032258" calcext:value-type="float">
            <text:p>1.07</text:p>
          </table:table-cell>
          <table:table-cell table:style-name="ce45" table:formula="of:=[.E141]*[.G141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2]*['1Rm Tables'.$B$34]" office:value-type="float" office:value="1.0092" calcext:value-type="float">
            <text:p>1.01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1]+0.02" office:value-type="float" office:value="1.08516129032258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8" table:formula="of:=[.F142]*[.G142]" office:value-type="float" office:value="1.08516129032258" calcext:value-type="float">
            <text:p>1.09</text:p>
          </table:table-cell>
          <table:table-cell table:style-name="ce45" table:formula="of:=[.E142]*[.G142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3]*['1Rm Tables'.$B$34]" office:value-type="float" office:value="1.0278" calcext:value-type="float">
            <text:p>1.0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2]+0.02" office:value-type="float" office:value="1.10516129032258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8" table:formula="of:=[.F143]*[.G143]" office:value-type="float" office:value="1.10516129032258" calcext:value-type="float">
            <text:p>1.11</text:p>
          </table:table-cell>
          <table:table-cell table:style-name="ce45" table:formula="of:=[.E143]*[.G143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$D$90]/['1Rm Tables'.$B$33]" office:value-type="float" office:value="0.625" calcext:value-type="float">
            <text:p>0.6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22" table:formula="of:=[.F152]*[.G152]" office:value-type="float" office:value="5.625" calcext:value-type="float">
            <text:p>5.63</text:p>
          </table:table-cell>
          <table:table-cell table:style-name="ce56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3]*['1Rm Tables'.$B$33]" office:value-type="float" office:value="0.6192" calcext:value-type="float">
            <text:p>0.62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2]+0.02" office:value-type="float" office:value="0.645" calcext:value-type="float">
            <text:p>0.65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22" table:formula="of:=[.F153]*[.G153]" office:value-type="float" office:value="5.805" calcext:value-type="float">
            <text:p>5.81</text:p>
          </table:table-cell>
          <table:table-cell table:style-name="ce56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4]*['1Rm Tables'.$B$33]" office:value-type="float" office:value="0.6384" calcext:value-type="float">
            <text:p>0.64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3]+0.02" office:value-type="float" office:value="0.665" calcext:value-type="float">
            <text:p>0.67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22" table:formula="of:=[.F154]*[.G154]" office:value-type="float" office:value="5.985" calcext:value-type="float">
            <text:p>5.99</text:p>
          </table:table-cell>
          <table:table-cell table:style-name="ce56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5]*['1Rm Tables'.$B$33]" office:value-type="float" office:value="0.6576" calcext:value-type="float">
            <text:p>0.66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4]+0.02" office:value-type="float" office:value="0.685" calcext:value-type="float">
            <text:p>0.69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22" table:formula="of:=[.F155]*[.G155]" office:value-type="float" office:value="6.165" calcext:value-type="float">
            <text:p>6.17</text:p>
          </table:table-cell>
          <table:table-cell table:style-name="ce56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6]*['1Rm Tables'.$B$33]" office:value-type="float" office:value="0.6768" calcext:value-type="float">
            <text:p>0.68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5]+0.02" office:value-type="float" office:value="0.705" calcext:value-type="float">
            <text:p>0.71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22" table:formula="of:=[.F156]*[.G156]" office:value-type="float" office:value="6.345" calcext:value-type="float">
            <text:p>6.35</text:p>
          </table:table-cell>
          <table:table-cell table:style-name="ce56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7]*['1Rm Tables'.$B$33]" office:value-type="float" office:value="0.696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6]+0.02" office:value-type="float" office:value="0.725" calcext:value-type="float">
            <text:p>0.7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22" table:formula="of:=[.F157]*[.G157]" office:value-type="float" office:value="6.525" calcext:value-type="float">
            <text:p>6.53</text:p>
          </table:table-cell>
          <table:table-cell table:style-name="ce56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6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6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6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63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6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63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6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63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63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63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63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$D$90]/['1Rm Tables'.$B$32]" office:value-type="float" office:value="0.6" calcext:value-type="float">
            <text:p>0.6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22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8]*['1Rm Tables'.$B$32]" office:value-type="float" office:value="0.62" calcext:value-type="float">
            <text:p>0.6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7]+0.02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22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9]*['1Rm Tables'.$B$32]" office:value-type="float" office:value="0.64" calcext:value-type="float">
            <text:p>0.6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8]+0.02" office:value-type="float" office:value="0.64" calcext:value-type="float">
            <text:p>0.64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22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0]*['1Rm Tables'.$B$32]" office:value-type="float" office:value="0.66" calcext:value-type="float">
            <text:p>0.6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9]+0.02" office:value-type="float" office:value="0.66" calcext:value-type="float">
            <text:p>0.66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22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1]*['1Rm Tables'.$B$32]" office:value-type="float" office:value="0.68" calcext:value-type="float">
            <text:p>0.6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0]+0.02" office:value-type="float" office:value="0.68" calcext:value-type="float">
            <text:p>0.68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22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2]*['1Rm Tables'.$B$32]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1]+0.02" office:value-type="float" office:value="0.7" calcext:value-type="float">
            <text:p>0.7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22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3]*['1Rm Tables'.$B$32]" office:value-type="float" office:value="0.72" calcext:value-type="float">
            <text:p>0.7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2]+0.02" office:value-type="float" office:value="0.72" calcext:value-type="float">
            <text:p>0.7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22" table:formula="of:=[.F183]*[.G183]" office:value-type="float" office:value="5.04" calcext:value-type="float">
            <text:p>5.04</text:p>
          </table:table-cell>
          <table:table-cell table:style-name="ce19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4]*['1Rm Tables'.$B$32]" office:value-type="float" office:value="0.74" calcext:value-type="float">
            <text:p>0.7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3]+0.02" office:value-type="float" office:value="0.74" calcext:value-type="float">
            <text:p>0.74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22" table:formula="of:=[.F184]*[.G184]" office:value-type="float" office:value="5.18" calcext:value-type="float">
            <text:p>5.18</text:p>
          </table:table-cell>
          <table:table-cell table:style-name="ce19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5]*['1Rm Tables'.$B$32]" office:value-type="float" office:value="0.76" calcext:value-type="float">
            <text:p>0.7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4]+0.02" office:value-type="float" office:value="0.76" calcext:value-type="float">
            <text:p>0.7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22" table:formula="of:=[.F185]*[.G185]" office:value-type="float" office:value="5.32" calcext:value-type="float">
            <text:p>5.32</text:p>
          </table:table-cell>
          <table:table-cell table:style-name="ce19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6]*['1Rm Tables'.$B$32]" office:value-type="float" office:value="0.78" calcext:value-type="float">
            <text:p>0.7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5]+0.02" office:value-type="float" office:value="0.78" calcext:value-type="float">
            <text:p>0.78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22" table:formula="of:=[.F186]*[.G186]" office:value-type="float" office:value="5.46" calcext:value-type="float">
            <text:p>5.46</text:p>
          </table:table-cell>
          <table:table-cell table:style-name="ce19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6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5"/>
          <table:table-cell office:value-type="string" calcext:value-type="string">
            <text:p>=</text:p>
          </table:table-cell>
          <table:table-cell table:style-name="ce62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6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5"/>
          <table:table-cell table:style-name="ce67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5" office:value-type="string" calcext:value-type="string">
            <text:p>Deadlift</text:p>
          </table:table-cell>
          <table:table-cell table:style-name="ce68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5" office:value-type="string" calcext:value-type="string">
            <text:p>Push Press</text:p>
          </table:table-cell>
          <table:table-cell table:style-name="ce67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5" office:value-type="string" calcext:value-type="string">
            <text:p>Jerk</text:p>
          </table:table-cell>
          <table:table-cell table:style-name="ce69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5" office:value-type="string" calcext:value-type="string">
            <text:p>Press</text:p>
          </table:table-cell>
          <table:table-cell table:style-name="ce67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5" office:value-type="string" calcext:value-type="string">
            <text:p>OVS</text:p>
          </table:table-cell>
          <table:table-cell table:style-name="ce70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5" office:value-type="string" calcext:value-type="string">
            <text:p>Back Squat</text:p>
          </table:table-cell>
          <table:table-cell table:style-name="ce67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5" office:value-type="string" calcext:value-type="string">
            <text:p>Front Squat</text:p>
          </table:table-cell>
          <table:table-cell table:style-name="ce67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5" office:value-type="string" calcext:value-type="string">
            <text:p>Clean</text:p>
          </table:table-cell>
          <table:table-cell table:style-name="ce67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5" office:value-type="string" calcext:value-type="string">
            <text:p>Clean Pull</text:p>
          </table:table-cell>
          <table:table-cell table:style-name="ce67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5" office:value-type="string" calcext:value-type="string">
            <text:p>Snatch</text:p>
          </table:table-cell>
          <table:table-cell table:style-name="ce67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5" office:value-type="string" calcext:value-type="string">
            <text:p>Snatch pull</text:p>
          </table:table-cell>
          <table:table-cell table:style-name="ce67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5" office:value-type="string" calcext:value-type="string">
            <text:p>Power Clean</text:p>
          </table:table-cell>
          <table:table-cell table:style-name="ce67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5" office:value-type="string" calcext:value-type="string">
            <text:p>Power Snatch</text:p>
          </table:table-cell>
          <table:table-cell table:style-name="ce67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5" office:value-type="string" calcext:value-type="string">
            <text:p>CG Deficit Deadlift</text:p>
          </table:table-cell>
          <table:table-cell table:style-name="ce71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5" office:value-type="string" calcext:value-type="string">
            <text:p>Snatch Deadlift</text:p>
          </table:table-cell>
          <table:table-cell table:style-name="ce67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5" office:value-type="string" calcext:value-type="string">
            <text:p>Paused Deadlift/ Stiff Leg</text:p>
          </table:table-cell>
          <table:table-cell table:style-name="ce67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5" office:value-type="string" calcext:value-type="string">
            <text:p>Clean Combination</text:p>
          </table:table-cell>
          <table:table-cell table:style-name="ce67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5" office:value-type="string" calcext:value-type="string">
            <text:p>Snatch Combination</text:p>
          </table:table-cell>
          <table:table-cell table:style-name="ce67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72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72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72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72"/>
          <table:table-cell/>
        </table:table-row>
        <table:table-row table:style-name="ro2" table:number-rows-repeated="2">
          <table:table-cell table:style-name="ce31"/>
          <table:table-cell table:style-name="ce73"/>
          <table:table-cell/>
        </table:table-row>
        <table:table-row table:style-name="ro2">
          <table:table-cell table:style-name="ce9"/>
          <table:table-cell table:style-name="ce72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2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72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72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72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72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72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72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72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72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72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21:09:04.834343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9T21:10:58.206230358</dc:date>
    <meta:editing-duration>PT10H11M26S</meta:editing-duration>
    <meta:editing-cycles>27</meta:editing-cycles>
    <meta:generator>LibreOffice/5.2.7.2$Linux_X86_64 LibreOffice_project/20m0$Build-2</meta:generator>
    <meta:document-statistic meta:table-count="10" meta:cell-count="2804" meta:object-count="0"/>
  </office:meta>
</office:document-meta>
</file>